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6490e" officeooo:paragraph-rsid="0006490e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fo:font-weight="bold" officeooo:rsid="00077a94" officeooo:paragraph-rsid="00077a94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fo:font-weight="bold" officeooo:rsid="00081718" officeooo:paragraph-rsid="0008171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8pt" fo:font-weight="bold" officeooo:rsid="000d6456" officeooo:paragraph-rsid="00053fc3" style:font-size-asian="18pt" style:font-weight-asian="bold" style:font-size-complex="18pt" style:font-weight-complex="bold"/>
    </style:style>
    <style:style style:name="P5" style:family="paragraph" style:parent-style-name="Standard">
      <style:text-properties fo:font-size="18pt" fo:font-weight="bold" officeooo:rsid="00053fc3" officeooo:paragraph-rsid="00053fc3" style:font-size-asian="18pt" style:font-weight-asian="bold" style:font-size-complex="18pt" style:font-weight-complex="bold"/>
    </style:style>
    <style:style style:name="T1" style:family="text">
      <style:text-properties officeooo:rsid="00053fc3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5pt" officeooo:rsid="00053fc3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Programación</text:span> <text:s text:c="13"/><text:span text:style-name="T2"><text:s text:c="35"/>1ºTRIMESTRE </text:span><text:span text:style-name="T3">10</text:span><text:span text:style-name="T2">/</text:span><text:span text:style-name="T3">10</text:span><text:span text:style-name="T2">/2017</text:span></text:p>
      <text:p text:style-name="P4"><text:span text:style-name="T2"/></text:p>
      <text:p text:style-name="P5"><text:span text:style-name="T2"/></text:p>
      <text:p text:style-name="P5"><text:span text:style-name="T2">BIN – Todos los ejecutables</text:span></text:p>
      <text:p text:style-name="P5"><text:span text:style-name="T2">ETC – Todos los programas</text:span></text:p>
      <text:p text:style-name="P5"><text:span text:style-name="T2">HOME – Carpeta de los usuarios</text:span></text:p>
      <text:p text:style-name="P5"><text:span text:style-name="T2">BOOT - Menú de arranque</text:span></text:p>
      <text:p text:style-name="P1">SBIN – Ejecutables del sistema (Ejem: Configuración del sonido) </text:p>
      <text:p text:style-name="P1">VAR – Archivos variables como registros y bases de datos</text:p>
      <text:p text:style-name="P2">OPT – Se instalan las extensiones</text:p>
      <text:p text:style-name="P3">POC – Procesos de sistemas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0T08:45:16.139844879</meta:creation-date>
    <dc:date>2017-10-10T11:31:08.495953838</dc:date>
    <meta:editing-duration>PT1H44M18S</meta:editing-duration>
    <meta:editing-cycles>1</meta:editing-cycles>
    <meta:document-statistic meta:table-count="0" meta:image-count="0" meta:object-count="0" meta:page-count="1" meta:paragraph-count="9" meta:word-count="47" meta:character-count="367" meta:non-whitespace-character-count="273"/>
    <meta:generator>LibreOffice/5.4.0.3$Linux_X86_64 LibreOffice_project/40m0$Build-3</meta:generator>
  </office:meta>
</office:document-meta>
</file>